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rshaller.unmarshal( Sourc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arshaller.createDocumentBuilder( DocumentBuilder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arshaller.marshalStaxResult( Object graph , Result stax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Marshaller.createDocumentBuil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arshaller.getDefaul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.marshal( Object graph , Result res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arshaller.setSupportDtd( boolean supportD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.unmarshalStreamSource( StreamSource stream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Marshaller.buil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Marshaller.marshalDomResult( Object graph , DOMResult dom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rshaller.isProcessExternalEnt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.createXml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Marshaller.unmarshalDomSource( DOMSource dom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Marshaller.marshalSaxResult( Object graph , SAXResult sax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rshaller.unmarshalStaxSource( Source stax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Marshaller.unmarshalSaxSource( SAXSource sax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Marshaller.isSupport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rshaller.marshalStreamResult( Object graph , StreamResult streamRes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arshaller.setProcessExternalEntities( boolean processExternalEnt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